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91df" officeooo:paragraph-rsid="0005b60f"/>
    </style:style>
    <style:style style:name="P2" style:family="paragraph" style:parent-style-name="Standard">
      <style:text-properties fo:color="#2a6099" officeooo:rsid="001dc2fb" officeooo:paragraph-rsid="0005b60f"/>
    </style:style>
    <style:style style:name="P3" style:family="paragraph" style:parent-style-name="Standard">
      <style:text-properties officeooo:rsid="001c8e95" officeooo:paragraph-rsid="0005b60f"/>
    </style:style>
    <style:style style:name="P4" style:family="paragraph" style:parent-style-name="Standard">
      <style:text-properties fo:color="#000000" officeooo:rsid="000a7771" officeooo:paragraph-rsid="0005b60f"/>
    </style:style>
    <style:style style:name="P5" style:family="paragraph" style:parent-style-name="Standard">
      <style:text-properties fo:color="#000000" officeooo:rsid="000a7771" officeooo:paragraph-rsid="000ee504"/>
    </style:style>
    <style:style style:name="P6" style:family="paragraph" style:parent-style-name="Standard">
      <style:text-properties fo:color="#000000" officeooo:paragraph-rsid="0005b60f"/>
    </style:style>
    <style:style style:name="P7" style:family="paragraph" style:parent-style-name="Standard">
      <style:text-properties fo:color="#000000" officeooo:rsid="0007b8e8" officeooo:paragraph-rsid="0007b8e8"/>
    </style:style>
    <style:style style:name="P8" style:family="paragraph" style:parent-style-name="Standard">
      <style:text-properties fo:color="#000000" officeooo:rsid="000d91df" officeooo:paragraph-rsid="0005b60f"/>
    </style:style>
    <style:style style:name="P9" style:family="paragraph" style:parent-style-name="Standard">
      <style:text-properties fo:color="#000000" officeooo:rsid="000951c6" officeooo:paragraph-rsid="000951c6"/>
    </style:style>
    <style:style style:name="P10" style:family="paragraph" style:parent-style-name="Standard">
      <style:text-properties fo:color="#000000" officeooo:paragraph-rsid="000951c6"/>
    </style:style>
    <style:style style:name="P11" style:family="paragraph" style:parent-style-name="Standard">
      <style:text-properties fo:color="#000000" officeooo:paragraph-rsid="000a105e"/>
    </style:style>
    <style:style style:name="P12" style:family="paragraph" style:parent-style-name="Text_20_body">
      <style:text-properties officeooo:rsid="001c8e95" officeooo:paragraph-rsid="0005b60f"/>
    </style:style>
    <style:style style:name="P13" style:family="paragraph" style:parent-style-name="Text_20_body">
      <style:text-properties fo:color="#000000" fo:font-weight="bold" officeooo:rsid="0005b60f" officeooo:paragraph-rsid="0005b60f" style:font-weight-asian="bold" style:font-weight-complex="bold"/>
    </style:style>
    <style:style style:name="P14" style:family="paragraph" style:parent-style-name="Text_20_body">
      <style:text-properties fo:color="#000000" fo:font-weight="bold" officeooo:rsid="000951c6" officeooo:paragraph-rsid="000951c6" style:font-weight-asian="bold" style:font-weight-complex="bold"/>
    </style:style>
    <style:style style:name="P15" style:family="paragraph" style:parent-style-name="Text_20_body">
      <style:text-properties fo:color="#000000" fo:font-weight="normal" officeooo:rsid="0005b60f" officeooo:paragraph-rsid="0005b60f" style:font-weight-asian="normal" style:font-weight-complex="normal"/>
    </style:style>
    <style:style style:name="P16" style:family="paragraph" style:parent-style-name="Text_20_body">
      <style:text-properties fo:color="#000000" officeooo:rsid="0005b60f" officeooo:paragraph-rsid="0005b60f"/>
    </style:style>
    <style:style style:name="P17" style:family="paragraph" style:parent-style-name="Text_20_body">
      <style:text-properties fo:color="#000000" officeooo:paragraph-rsid="0005b60f"/>
    </style:style>
    <style:style style:name="P18" style:family="paragraph" style:parent-style-name="Text_20_body">
      <style:text-properties officeooo:paragraph-rsid="0007b8e8"/>
    </style:style>
    <style:style style:name="T1" style:family="text">
      <style:text-properties officeooo:rsid="001ee500"/>
    </style:style>
    <style:style style:name="T2" style:family="text">
      <style:text-properties officeooo:rsid="000a7771"/>
    </style:style>
    <style:style style:name="T3" style:family="text">
      <style:text-properties officeooo:rsid="00215c4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55c3" style:font-weight-asian="normal" style:font-weight-complex="normal"/>
    </style:style>
    <style:style style:name="T6" style:family="text">
      <style:text-properties fo:font-weight="normal" officeooo:rsid="00072f54" style:font-weight-asian="normal" style:font-weight-complex="normal"/>
    </style:style>
    <style:style style:name="T7" style:family="text">
      <style:text-properties officeooo:rsid="00065c1d"/>
    </style:style>
    <style:style style:name="T8" style:family="text">
      <style:text-properties officeooo:rsid="00072f54"/>
    </style:style>
    <style:style style:name="T9" style:family="text">
      <style:text-properties fo:color="#2a6099"/>
    </style:style>
    <style:style style:name="T10" style:family="text">
      <style:text-properties fo:color="#2a6099" officeooo:rsid="000a7771"/>
    </style:style>
    <style:style style:name="T11" style:family="text">
      <style:text-properties fo:color="#2a6099" officeooo:rsid="00072f54"/>
    </style:style>
    <style:style style:name="T12" style:family="text">
      <style:text-properties fo:color="#2a6099" officeooo:rsid="000d91df"/>
    </style:style>
    <style:style style:name="T13" style:family="text">
      <style:text-properties fo:color="#2a6099" officeooo:rsid="0007b8e8"/>
    </style:style>
    <style:style style:name="T14" style:family="text">
      <style:text-properties fo:color="#2a6099" officeooo:rsid="000951c6"/>
    </style:style>
    <style:style style:name="T15" style:family="text">
      <style:text-properties fo:color="#2a6099" officeooo:rsid="000b9db8"/>
    </style:style>
    <style:style style:name="T16" style:family="text">
      <style:text-properties fo:color="#2a6099" officeooo:rsid="000a105e"/>
    </style:style>
    <style:style style:name="T17" style:family="text">
      <style:text-properties officeooo:rsid="0007b8e8"/>
    </style:style>
    <style:style style:name="T18" style:family="text">
      <style:text-properties officeooo:rsid="000d91df"/>
    </style:style>
    <style:style style:name="T19" style:family="text">
      <style:text-properties officeooo:rsid="00140ca1"/>
    </style:style>
    <style:style style:name="T20" style:family="text">
      <style:text-properties officeooo:rsid="00133398"/>
    </style:style>
    <style:style style:name="T21" style:family="text">
      <style:text-properties officeooo:rsid="000951c6"/>
    </style:style>
    <style:style style:name="T22" style:family="text">
      <style:text-properties officeooo:rsid="000a105e"/>
    </style:style>
    <style:style style:name="T23" style:family="text">
      <style:text-properties officeooo:rsid="000b9db8"/>
    </style:style>
    <style:style style:name="T24" style:family="text">
      <style:text-properties officeooo:rsid="000ee504"/>
    </style:style>
    <style:style style:name="T25" style:family="text">
      <style:text-properties fo:color="#000000" officeooo:rsid="00133398"/>
    </style:style>
    <style:style style:name="T26" style:family="text">
      <style:text-properties fo:color="#000000" officeooo:rsid="000ee504"/>
    </style:style>
    <style:style style:name="T27" style:family="text">
      <style:text-properties fo:color="#000000" officeooo:rsid="00140ca1"/>
    </style:style>
    <style:style style:name="T28" style:family="text">
      <style:text-properties fo:color="#000000" officeooo:rsid="000951c6"/>
    </style:style>
    <style:style style:name="T29" style:family="text">
      <style:text-properties fo:color="#000000" officeooo:rsid="0007b8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ostest-Meta simulations</text:p>
      <text:p text:style-name="P15">mostest_meta_std is a tool to run Mostest on meta analysis based on inverse variance method. </text:p>
      <text:p text:style-name="P15">The following steps is a simulation on how it works. </text:p>
      <text:p text:style-name="P16">Input: pheno data and geno data sets</text:p>
      <text:p text:style-name="P16">Output: sumstats from minp and Mostest</text:p>
      <text:p text:style-name="P14">Steps</text:p>
      <text:p text:style-name="P13"><text:span text:style-name="T4">1.</text:span> <text:span text:style-name="T4">Generate pheno.</text:span><text:span text:style-name="T6">txt (pheno_maga) </text:span><text:span text:style-name="T5">from </text:span><text:span text:style-name="T6">geno data (</text:span><text:span text:style-name="T5">geno_maga</text:span><text:span text:style-name="T6">)</text:span><text:span text:style-name="T5"> using SIMU</text:span></text:p>
      <text:p text:style-name="P17"><text:span text:style-name="T7">2</text:span><text:span text:style-name="T2">. </text:span><text:span text:style-name="T8">Run splitdata.m to generate n_cohort sub geno data sets randomly, and split pheno.txt and subjects (fam file) into n_cohort cohorts</text:span></text:p>
      <text:p text:style-name="P18"><text:span text:style-name="T25">( subj_</text:span><text:span text:style-name="T26">X</text:span><text:span text:style-name="T25">.txt,</text:span><text:span text:style-name="T27"><text:tab/>snp</text:span><text:span text:style-name="T28">s</text:span><text:span text:style-name="T27">_</text:span><text:span text:style-name="T26">X</text:span><text:span text:style-name="T27">.txt </text:span><text:span text:style-name="T29">and pheno data cohort</text:span><text:span text:style-name="T25">_</text:span><text:span text:style-name="T26">X</text:span><text:span text:style-name="T25">.txt</text:span><text:span text:style-name="T26">)</text:span></text:p>
      <text:p text:style-name="P5"><text:span text:style-name="T8">n</text:span><text:span text:style-name="T17">ote: X=1:n_cohort</text:span></text:p>
      <text:p text:style-name="P5"/>
      <text:p text:style-name="P6"><text:span text:style-name="T2">3. </text:span><text:span text:style-name="T8">U</text:span><text:span text:style-name="T2">sing plink to generate bim, bed, fam files for </text:span><text:span text:style-name="T1">each cohort</text:span></text:p>
      <text:p text:style-name="P6"><text:span text:style-name="T2">./plink --bfile /</text:span><text:span text:style-name="T8">path/to</text:span><text:span text:style-name="T2">/chr21 --keep /</text:span><text:span text:style-name="T8">path/to</text:span><text:span text:style-name="T2">/subj_</text:span><text:span text:style-name="T17">X</text:span><text:span text:style-name="T2">.txt <text:s/>--make-bed --extract /</text:span><text:span text:style-name="T8">path/to</text:span><text:span text:style-name="T2">/snp</text:span><text:span text:style-name="T21">s</text:span><text:span text:style-name="T2">_</text:span><text:span text:style-name="T17">X</text:span><text:span text:style-name="T2">.txt --out /</text:span><text:span text:style-name="T8">path/to</text:span><text:span text:style-name="T2">/cohort</text:span><text:span text:style-name="T8">X</text:span></text:p>
      <text:p text:style-name="P6"/>
      <text:p text:style-name="P4"/>
      <text:p text:style-name="P6"><text:span text:style-name="T2">4. </text:span><text:span text:style-name="T17">U</text:span><text:span text:style-name="T2">sing merge_list to </text:span><text:span text:style-name="T17">align snps of all cohorts into a comman snps list</text:span></text:p>
      <text:p text:style-name="P6"><text:span text:style-name="T18">./plink --bfile /</text:span><text:span text:style-name="T17">path/to</text:span><text:span text:style-name="T18">/cohort1 --merge-list /</text:span><text:span text:style-name="T17">path/to</text:span><text:span text:style-name="T18">/list.txt --make-bed --allow-no-sex --out /</text:span><text:span text:style-name="T17">path/to</text:span><text:span text:style-name="T18">/merged</text:span></text:p>
      <text:p text:style-name="P6"/>
      <text:p text:style-name="P7"><text:span text:style-name="T18">n</text:span>ote: list.txt is a list of .bed .bim .fam files of all cohorts</text:p>
      <text:p text:style-name="P8"/>
      <text:p text:style-name="P4">5. <text:span text:style-name="T17">E</text:span>xtract sub bim,bed,fam files of cohorts without extract<text:span text:style-name="T3">ing</text:span> the snps</text:p>
      <text:p text:style-name="P6"><text:span text:style-name="T2">./plink --bfile /</text:span><text:span text:style-name="T17">path/to</text:span><text:span text:style-name="T2">/merged --keep /</text:span><text:span text:style-name="T17">path/to</text:span><text:span text:style-name="T2">/subj_</text:span><text:span text:style-name="T17">X</text:span><text:span text:style-name="T2">.txt <text:s/>--make-bed --out /</text:span><text:span text:style-name="T17">path/to</text:span><text:span text:style-name="T2">/cohort_</text:span><text:span text:style-name="T17">X</text:span></text:p>
      <text:p text:style-name="P6"/>
      <text:p text:style-name="P7">6. Create new folder input_bfile containing <text:span text:style-name="T21">geno data of all cohorts (</text:span>cohort_<text:span text:style-name="T21">X.bim, cohort_X.fam and cohort_X.bed )and folder input_pheno containing pheno data of all cohorts (cohort_X.txt)</text:span></text:p>
      <text:p text:style-name="P7"/>
      <text:p text:style-name="P9">It’s important that the corresponding pheno data and geno data have the same prefix in names.</text:p>
      <text:p text:style-name="P10"><text:span text:style-name="T21">So that the main code mostest_meta_std reads those files in the right order. </text:span></text:p>
      <text:p text:style-name="P7"/>
      <text:p text:style-name="P9">7.Run mostest_meta_std.</text:p>
      <text:p text:style-name="P9"/>
      <text:p text:style-name="P9"/>
      <text:p text:style-name="P11"><text:span text:style-name="T22">Above steps </text:span><text:span text:style-name="T23">can be run by</text:span><text:span text:style-name="T22"> job.sh</text:span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7:55:04.266393565</meta:creation-date>
    <dc:date>2021-01-23T13:53:25.785007515</dc:date>
    <meta:editing-duration>PT15H17M58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235" meta:character-count="1535" meta:non-whitespace-character-count="1331"/>
  </office:meta>
</office:document-meta>
</file>